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0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318cm" fo:margin-right="0cm" fo:text-align="center" fo:text-indent="0cm"/>
    </style:style>
    <style:style style:name="P7" style:family="paragraph">
      <loext:graphic-properties draw:fill="none" draw:fill-color="#ffffff"/>
      <style:paragraph-properties fo:margin-left="0.318cm" fo:margin-right="0cm" fo:text-align="center" fo:text-indent="0cm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8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26pt" fo:text-shadow="1pt 1pt" style:font-size-asian="26pt" style:font-size-complex="26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46cm" svg:y="0.579cm">
          <draw:text-box>
            <text:p text:style-name="P1"><text:span text:style-name="T1">HYMN #756</text:span></text:p>
            <text:p text:style-name="P1"><text:span text:style-name="T2">“</text:span><text:span text:style-name="T2">Why Should Cross and Trial Grieve Me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5.4cm" svg:height="7.011cm" svg:x="1.27cm" svg:y="0.863cm">
          <draw:text-box>
            <text:p text:style-name="P1"><text:span text:style-name="T3">1. </text:span><text:span text:style-name="T4">Why should cross and trial grieve me?</text:span><text:span text:style-name="T4"><text:line-break/></text:span><text:span text:style-name="T4">Christ is near</text:span><text:span text:style-name="T4"><text:line-break/></text:span><text:span text:style-name="T4">With His cheer;</text:span><text:span text:style-name="T4"><text:line-break/></text:span><text:span text:style-name="T4">Never will He leave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2" draw:layer="layout" svg:width="25.4cm" svg:height="7.011cm" svg:x="1.27cm" svg:y="0.762cm">
          <draw:text-box>
            <text:p text:style-name="P1"><text:span text:style-name="T4">Who can rob me of the heaven</text:span><text:span text:style-name="T4"><text:line-break/></text:span><text:span text:style-name="T4">That God’s Son</text:span><text:span text:style-name="T4"><text:line-break/></text:span><text:span text:style-name="T4">For me won</text:span><text:span text:style-name="T4"><text:line-break/></text:span><text:span text:style-name="T4">When His life was give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4.384cm" svg:height="7.011cm" svg:x="1.778cm" svg:y="0.849cm">
          <draw:text-box>
            <text:p text:style-name="P1"><text:span text:style-name="T3">2. </text:span><text:span text:style-name="T4">When life’s troubles rise to meet me,</text:span><text:span text:style-name="T4"><text:line-break/></text:span><text:span text:style-name="T4">Though their weight</text:span><text:span text:style-name="T4"><text:line-break/></text:span><text:span text:style-name="T4">May be great,</text:span><text:span text:style-name="T4"><text:line-break/></text:span><text:span text:style-name="T4">They will not defeat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5" draw:layer="layout" svg:width="24.384cm" svg:height="7.011cm" svg:x="1.778cm" svg:y="1.103cm">
          <draw:text-box>
            <text:p text:style-name="P1"><text:span text:style-name="T4">God, my loving Savior, sends them;</text:span><text:span text:style-name="T4"><text:line-break/></text:span><text:span text:style-name="T4">He who knows</text:span><text:span text:style-name="T4"><text:line-break/></text:span><text:span text:style-name="T4">All my woes</text:span><text:span text:style-name="T4"><text:line-break/></text:span><text:span text:style-name="T4">Knows how best to end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5" draw:layer="layout" svg:width="25.4cm" svg:height="7.011cm" svg:x="1.27cm" svg:y="0.508cm">
          <draw:text-box>
            <text:p text:style-name="P1"><text:span text:style-name="T3">3. </text:span><text:span text:style-name="T4">God gives me my days of gladness,</text:span><text:span text:style-name="T4"><text:line-break/></text:span><text:span text:style-name="T4">And I will</text:span><text:span text:style-name="T4"><text:line-break/></text:span><text:span text:style-name="T4">Trust Him still</text:span><text:span text:style-name="T4"><text:line-break/></text:span><text:span text:style-name="T4">When He sends me sad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5" draw:layer="layout" svg:width="24.384cm" svg:height="7.011cm" svg:x="1.778cm" svg:y="1.016cm">
          <draw:text-box>
            <text:p text:style-name="P1"><text:span text:style-name="T4">God is good; His love attends me</text:span></text:p>
            <text:p text:style-name="P1"><text:span text:style-name="T4">Day by day,</text:span></text:p>
            <text:p text:style-name="P1"><text:span text:style-name="T4">Come what may,</text:span></text:p>
            <text:p text:style-name="P1"><text:span text:style-name="T4">Guides me and defends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5" draw:layer="layout" svg:width="23.876cm" svg:height="7.011cm" svg:x="2.032cm" svg:y="0.849cm">
          <draw:text-box>
            <text:p text:style-name="P1"><text:span text:style-name="T3">4. </text:span><text:span text:style-name="T4">From God’s joy can nothing sever,</text:span><text:span text:style-name="T4"><text:line-break/></text:span><text:span text:style-name="T4">For I am </text:span><text:span text:style-name="T4"><text:line-break/></text:span><text:span text:style-name="T4">His dear lamb,</text:span><text:span text:style-name="T4"><text:line-break/></text:span><text:span text:style-name="T4">He, my Shepherd 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3" draw:text-style-name="P7" draw:layer="layout" svg:width="24.638cm" svg:height="7.011cm" svg:x="1.524cm" svg:y="0.762cm">
          <draw:text-box>
            <text:p text:style-name="P6"><text:span text:style-name="T4">I am His because He gave me</text:span><text:span text:style-name="T4"><text:line-break/></text:span><text:span text:style-name="T4">His own blood</text:span><text:span text:style-name="T4"><text:line-break/></text:span><text:span text:style-name="T4">For my good,</text:span><text:span text:style-name="T4"><text:line-break/></text:span><text:span text:style-name="T4">By His death to save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3" draw:text-style-name="P5" draw:layer="layout" svg:width="25.4cm" svg:height="7.011cm" svg:x="1.27cm" svg:y="0.508cm">
          <draw:text-box>
            <text:p text:style-name="P1"><text:span text:style-name="T3">5. </text:span><text:span text:style-name="T4">Now in Christ, death cannot slay me,</text:span><text:span text:style-name="T4"><text:line-break/></text:span><text:span text:style-name="T4">Though it might,</text:span><text:span text:style-name="T4"><text:line-break/></text:span><text:span text:style-name="T4">Day and night,</text:span><text:span text:style-name="T4"><text:line-break/></text:span><text:span text:style-name="T4">Trouble and dismay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4" draw:text-style-name="P2" draw:layer="layout" svg:width="25.4cm" svg:height="14.354cm" svg:x="1.27cm" svg:y="0.508cm">
          <draw:text-box>
            <text:p text:style-name="P1"><text:span text:style-name="T4">Christ has made my death a portal</text:span><text:span text:style-name="T4"><text:line-break/></text:span><text:span text:style-name="T4">From the strife</text:span><text:span text:style-name="T4"><text:line-break/></text:span><text:span text:style-name="T4">Of this life</text:span><text:span text:style-name="T4"><text:line-break/></text:span><text:span text:style-name="T4">To His joy immortal!</text:span></text:p>
            <text:p text:style-name="P8"><text:span text:style-name="T5"/></text:p>
            <text:p text:style-name="P8"><text:span text:style-name="T6"><text:s text:c="5"/></text:span><text:span text:style-name="T6">© 2004 Stephen P. Starke. </text:span></text:p>
            <text:p text:style-name="P8"><text:span text:style-name="T6"><text:s text:c="5"/></text:span><text:span text:style-name="T6">Used by permission: LSB Hymn License </text:span></text:p>
            <text:p text:style-name="P8"><text:span text:style-name="T6"><text:s text:c="5"/></text:span><text:span text:style-name="T6">.NET, no. 100011038.</text:span><text:span text:style-name="T6"><text:line-break/></text:span><text:span text:style-name="T6"> <text:s text:c="4"/>Public domain</text:span></text:p>
            <text:p text:style-name="P8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20:20:46.891000000</meta:creation-date>
    <dc:title>Hymn template</dc:title>
    <meta:editing-duration>PT23M35S</meta:editing-duration>
    <meta:editing-cycles>15</meta:editing-cycles>
    <meta:generator>LibreOffice/6.0.1.1$Windows_X86_64 LibreOffice_project/60bfb1526849283ce2491346ed2aa51c465abfe6</meta:generator>
    <meta:initial-creator>Arthur Hoch</meta:initial-creator>
    <dc:date>2018-06-27T10:31:40.864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5-03-20T20:20:46.516000000"/>
  </office:meta>
</office:document-meta>
</file>